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in" fo:margin-right="0.5626in" fo:margin-top="0.048in" fo:margin-bottom="0in" loext:contextual-spacing="false" fo:line-height="100%" fo:orphans="0" fo:widows="0" fo:text-indent="0in" style:auto-text-indent="false"/>
    </style:style>
    <style:style style:name="P2" style:family="paragraph" style:parent-style-name="Standard">
      <style:paragraph-properties fo:margin-left="0in" fo:margin-right="1.9374in" fo:margin-top="0.002in" fo:margin-bottom="0in" loext:contextual-spacing="false" fo:line-height="0.1598in" fo:orphans="0" fo:widows="0" fo:text-indent="0in" style:auto-text-indent="false"/>
      <style:text-properties fo:color="#000000" fo:font-size="12pt" fo:language="fr" fo:country="FR" style:text-underline-style="solid" style:text-underline-width="auto" style:text-underline-color="font-color" style:font-size-asian="12pt" style:font-name-complex="Calibri1" style:font-size-complex="12pt"/>
    </style:style>
    <style:style style:name="P3" style:family="paragraph" style:parent-style-name="Standard">
      <style:paragraph-properties fo:margin-top="0.0075in" fo:margin-bottom="0in" loext:contextual-spacing="false" fo:line-height="100%" fo:orphans="0" fo:widows="0"/>
    </style:style>
    <style:style style:name="P4" style:family="paragraph" style:parent-style-name="Standard">
      <style:paragraph-properties fo:margin-top="0.0075in" fo:margin-bottom="0in" loext:contextual-spacing="false" fo:line-height="100%" fo:orphans="0" fo:widows="0"/>
      <style:text-properties officeooo:paragraph-rsid="000bd4d4"/>
    </style:style>
    <style:style style:name="P5" style:family="paragraph" style:parent-style-name="Standard">
      <style:paragraph-properties fo:margin-top="0.0075in" fo:margin-bottom="0in" loext:contextual-spacing="false" fo:line-height="100%" fo:orphans="0" fo:widows="0"/>
      <style:text-properties officeooo:paragraph-rsid="001019ff"/>
    </style:style>
    <style:style style:name="P6" style:family="paragraph" style:parent-style-name="Standard">
      <style:paragraph-properties fo:margin-top="0.0075in" fo:margin-bottom="0in" loext:contextual-spacing="false" fo:line-height="100%" fo:orphans="0" fo:widows="0"/>
      <style:text-properties officeooo:paragraph-rsid="0013c540"/>
    </style:style>
    <style:style style:name="P7" style:family="paragraph" style:parent-style-name="Standard">
      <style:paragraph-properties fo:margin-top="0.0075in" fo:margin-bottom="0in" loext:contextual-spacing="false" fo:line-height="0.2008in" fo:orphans="0" fo:widows="0"/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8" style:family="paragraph" style:parent-style-name="Standard">
      <style:paragraph-properties fo:margin-top="0.0075in" fo:margin-bottom="0in" loext:contextual-spacing="false" fo:line-height="0.2008in" fo:orphans="0" fo:widows="0"/>
      <style:text-properties fo:color="#000000" fo:font-size="12pt" style:text-underline-style="solid" style:text-underline-width="auto" style:text-underline-color="font-color" fo:font-weight="bold" officeooo:paragraph-rsid="001b7061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.0075in" fo:margin-bottom="0in" loext:contextual-spacing="false" fo:line-height="100%" fo:orphans="0" fo:widows="0"/>
      <style:text-properties fo:color="#000000" fo:font-size="12pt" fo:letter-spacing="0.0008in" style:text-underline-style="solid" style:text-underline-width="auto" style:text-underline-color="font-color" fo:font-weight="normal" officeooo:paragraph-rsid="000bd4d4" style:font-size-asian="12pt" style:font-weight-asian="normal" style:font-name-complex="Calibri1" style:font-size-complex="12pt" style:font-weight-complex="normal"/>
    </style:style>
    <style:style style:name="P10" style:family="paragraph" style:parent-style-name="Standard">
      <style:paragraph-properties fo:margin-top="0.0075in" fo:margin-bottom="0in" loext:contextual-spacing="false" fo:line-height="100%" fo:orphans="0" fo:widows="0"/>
      <style:text-properties fo:font-size="12pt" officeooo:paragraph-rsid="000f57a9" style:font-size-asian="12pt" style:font-size-complex="12pt"/>
    </style:style>
    <style:style style:name="P11" style:family="paragraph" style:parent-style-name="Standard">
      <style:paragraph-properties fo:margin-top="0.0075in" fo:margin-bottom="0in" loext:contextual-spacing="false" fo:line-height="100%" fo:orphans="0" fo:widows="0"/>
      <style:text-properties fo:font-weight="normal" style:font-weight-asian="normal" style:font-name-complex="Calibri1" style:font-weight-complex="normal"/>
    </style:style>
    <style:style style:name="P12" style:family="paragraph" style:parent-style-name="Standard">
      <style:paragraph-properties fo:margin-top="0.0075in" fo:margin-bottom="0in" loext:contextual-spacing="false" fo:line-height="100%" fo:orphans="0" fo:widows="0"/>
      <style:text-properties fo:font-weight="normal" officeooo:rsid="000ddf6f" officeooo:paragraph-rsid="000ddf6f" style:font-weight-asian="normal" style:font-name-complex="Calibri1" style:font-weight-complex="normal"/>
    </style:style>
    <style:style style:name="P13" style:family="paragraph" style:parent-style-name="Standard">
      <style:paragraph-properties fo:margin-top="0.0075in" fo:margin-bottom="0in" loext:contextual-spacing="false" fo:line-height="100%" fo:orphans="0" fo:widows="0"/>
      <style:text-properties fo:font-weight="bold" officeooo:rsid="001150ed" officeooo:paragraph-rsid="001150ed" style:font-weight-asian="bold" style:font-weight-complex="bold"/>
    </style:style>
    <style:style style:name="P14" style:family="paragraph" style:parent-style-name="Standard">
      <style:paragraph-properties fo:margin-top="0.0075in" fo:margin-bottom="0in" loext:contextual-spacing="false" fo:line-height="100%" fo:orphans="0" fo:widows="0"/>
      <style:text-properties fo:letter-spacing="0.0008in" fo:font-weight="bold" style:font-weight-asian="bold" style:font-name-complex="Calibri1" style:font-weight-complex="bold"/>
    </style:style>
    <style:style style:name="P15" style:family="paragraph" style:parent-style-name="Table_20_Contents">
      <style:paragraph-properties fo:margin-top="0.0008in" fo:margin-bottom="0in" loext:contextual-spacing="false" fo:line-height="100%" fo:orphans="0" fo:widows="0"/>
      <style:text-properties fo:color="#000000" fo:font-size="12pt" fo:letter-spacing="0.0008in" style:text-underline-style="none" fo:font-weight="normal" officeooo:rsid="00193f74" officeooo:paragraph-rsid="001b7061" style:font-size-asian="12pt" style:font-weight-asian="normal" style:font-name-complex="Calibri1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0in" fo:margin-right="0.1866in" fo:margin-top="0in" fo:margin-bottom="0in" loext:contextual-spacing="false" fo:line-height="0.1583in" fo:text-align="start" style:justify-single-word="false" fo:orphans="0" fo:widows="0" fo:text-indent="0in" style:auto-text-indent="false" style:page-number="auto" fo:background-color="transparent" style:writing-mode="lr-tb"/>
    </style:style>
    <style:style style:name="P17" style:family="paragraph" style:parent-style-name="Standard" style:list-style-name="L1">
      <style:paragraph-properties fo:margin-top="0.0008in" fo:margin-bottom="0in" loext:contextual-spacing="false" fo:line-height="0.1945in" fo:orphans="0" fo:widows="0"/>
      <style:text-properties fo:color="#000000" officeooo:rsid="000f57a9" officeooo:paragraph-rsid="0016e8c1" style:font-name-complex="Calibri1"/>
    </style:style>
    <style:style style:name="P18" style:family="paragraph" style:parent-style-name="Standard" style:list-style-name="L1">
      <style:paragraph-properties fo:margin-top="0.0008in" fo:margin-bottom="0in" loext:contextual-spacing="false" fo:line-height="0.1945in" fo:orphans="0" fo:widows="0"/>
      <style:text-properties fo:color="#000000" officeooo:paragraph-rsid="0016e8c1" style:font-name-complex="Calibri1"/>
    </style:style>
    <style:style style:name="P19" style:family="paragraph" style:parent-style-name="Standard" style:list-style-name="L1">
      <style:paragraph-properties fo:margin-top="0.0008in" fo:margin-bottom="0in" loext:contextual-spacing="false" fo:line-height="0.1945in" fo:orphans="0" fo:widows="0"/>
      <style:text-properties fo:color="#000000" officeooo:paragraph-rsid="000f57a9" style:font-name-complex="Calibri1"/>
    </style:style>
    <style:style style:name="P20" style:family="paragraph" style:parent-style-name="Standard">
      <style:paragraph-properties fo:margin-top="0.0008in" fo:margin-bottom="0in" loext:contextual-spacing="false" fo:line-height="0.1945in" fo:orphans="0" fo:widows="0"/>
      <style:text-properties fo:color="#000000" fo:font-size="12pt" style:font-size-asian="12pt" style:font-name-complex="Calibri1" style:font-size-complex="12pt"/>
    </style:style>
    <style:style style:name="P21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letter-spacing="0.0008in" fo:font-weight="normal" officeooo:rsid="001150ed" officeooo:paragraph-rsid="001150ed" style:font-weight-asian="normal" style:font-name-complex="Calibri1" style:font-weight-complex="normal"/>
    </style:style>
    <style:style style:name="P22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letter-spacing="0.0008in" fo:font-weight="normal" officeooo:rsid="00131bde" officeooo:paragraph-rsid="00131bde" style:font-weight-asian="normal" style:font-name-complex="Calibri1" style:font-weight-complex="normal"/>
    </style:style>
    <style:style style:name="P23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letter-spacing="0.0008in" fo:font-weight="normal" style:font-weight-asian="normal" style:font-name-complex="Calibri1" style:font-weight-complex="normal"/>
    </style:style>
    <style:style style:name="P24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letter-spacing="0.0008in" fo:font-weight="normal" officeooo:paragraph-rsid="001b7061" style:font-weight-asian="normal" style:font-name-complex="Calibri1" style:font-weight-complex="normal"/>
    </style:style>
    <style:style style:name="P25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letter-spacing="0.0008in" fo:font-weight="normal" officeooo:rsid="001019ff" officeooo:paragraph-rsid="001b7061" style:font-weight-asian="normal" style:font-name-complex="Calibri1" style:font-weight-complex="normal"/>
    </style:style>
    <style:style style:name="P26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letter-spacing="0.0008in" fo:font-weight="normal" officeooo:rsid="00246a56" officeooo:paragraph-rsid="00246a56" style:font-weight-asian="normal" style:font-name-complex="Calibri1" style:font-weight-complex="normal"/>
    </style:style>
    <style:style style:name="P27" style:family="paragraph" style:parent-style-name="Standard" style:list-style-name="L3">
      <style:paragraph-properties fo:margin-top="0.0075in" fo:margin-bottom="0in" loext:contextual-spacing="false" fo:line-height="100%" fo:orphans="0" fo:widows="0"/>
      <style:text-properties fo:font-weight="normal" style:font-weight-asian="normal" style:font-name-complex="Calibri1" style:font-weight-complex="normal"/>
    </style:style>
    <style:style style:name="P28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color="#000000" fo:font-size="12pt" fo:letter-spacing="0.0008in" style:text-underline-style="none" fo:font-weight="normal" officeooo:rsid="00193f74" officeooo:paragraph-rsid="001b7061" style:font-size-asian="12pt" style:font-weight-asian="normal" style:font-name-complex="Calibri1" style:font-size-complex="12pt" style:font-weight-complex="normal"/>
    </style:style>
    <style:style style:name="P29" style:family="paragraph" style:parent-style-name="Standard" style:list-style-name="L2">
      <style:paragraph-properties fo:margin-top="0.0075in" fo:margin-bottom="0in" loext:contextual-spacing="false" fo:line-height="0.2008in" fo:orphans="0" fo:widows="0"/>
      <style:text-properties fo:color="#000000" fo:font-size="12pt" style:text-underline-style="none" fo:font-weight="bold" officeooo:paragraph-rsid="001b7061" style:font-size-asian="12pt" style:font-weight-asian="bold" style:font-name-complex="Calibri1" style:font-size-complex="12pt" style:font-weight-complex="bold"/>
    </style:style>
    <style:style style:name="P30" style:family="paragraph" style:parent-style-name="Standard">
      <style:paragraph-properties fo:margin-top="0.0075in" fo:margin-bottom="0in" loext:contextual-spacing="false" fo:line-height="100%" fo:orphans="0" fo:widows="0"/>
      <style:text-properties fo:color="#000000" fo:font-size="12pt" officeooo:paragraph-rsid="002415b4" style:font-size-asian="12pt" style:font-name-complex="Calibri1" style:font-size-complex="12pt"/>
    </style:style>
    <style:style style:name="P31" style:family="paragraph" style:parent-style-name="Standard">
      <style:paragraph-properties fo:margin-top="0.0075in" fo:margin-bottom="0in" loext:contextual-spacing="false" fo:line-height="100%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32" style:family="paragraph" style:parent-style-name="Standard">
      <style:paragraph-properties fo:margin-top="0.0075in" fo:margin-bottom="0in" loext:contextual-spacing="false" fo:line-height="100%" fo:orphans="0" fo:widows="0"/>
      <style:text-properties fo:font-size="12pt" officeooo:paragraph-rsid="002415b4" style:font-size-asian="12pt" style:font-size-complex="12pt"/>
    </style:style>
    <style:style style:name="P33" style:family="paragraph" style:parent-style-name="Standard">
      <style:paragraph-properties fo:margin-top="0.0075in" fo:margin-bottom="0in" loext:contextual-spacing="false" fo:line-height="100%" fo:orphans="0" fo:widows="0"/>
    </style:style>
    <style:style style:name="P34" style:family="paragraph" style:parent-style-name="Table_20_Contents" style:list-style-name="L2">
      <style:paragraph-properties fo:margin-top="0.0008in" fo:margin-bottom="0in" loext:contextual-spacing="false" fo:line-height="100%" fo:orphans="0" fo:widows="0"/>
      <style:text-properties officeooo:paragraph-rsid="001b7061"/>
    </style:style>
    <style:style style:name="P35" style:family="paragraph" style:parent-style-name="Table_20_Contents" style:list-style-name="L2">
      <style:paragraph-properties fo:margin-top="0.0008in" fo:margin-bottom="0in" loext:contextual-spacing="false" fo:line-height="100%" fo:orphans="0" fo:widows="0"/>
      <style:text-properties fo:color="#000000" fo:font-size="12pt" fo:letter-spacing="0.0008in" style:text-underline-style="none" fo:font-weight="normal" officeooo:rsid="00193f74" officeooo:paragraph-rsid="001b7061" style:font-size-asian="12pt" style:font-weight-asian="normal" style:font-name-complex="Calibri1" style:font-size-complex="12pt" style:font-weight-complex="normal"/>
    </style:style>
    <style:style style:name="T1" style:family="text">
      <style:text-properties fo:color="#a6a6a6"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T2" style:family="text">
      <style:text-properties fo:color="#a6a6a6" style:font-name="Times New Roman" fo:font-size="12pt" fo:letter-spacing="0.0008in" fo:language="fr" fo:country="FR" fo:font-weight="bold" style:font-size-asian="12pt" style:font-weight-asian="bold" style:font-size-complex="12pt" style:font-weight-complex="bold"/>
    </style:style>
    <style:style style:name="T3" style:family="text">
      <style:text-properties fo:color="#a6a6a6" fo:font-size="12pt" fo:letter-spacing="0.0008in" fo:language="fr" fo:country="FR" style:font-size-asian="12pt" style:font-name-complex="Calibri1" style:font-size-complex="12pt"/>
    </style:style>
    <style:style style:name="T4" style:family="text">
      <style:text-properties fo:color="#a6a6a6" fo:font-size="12pt" fo:letter-spacing="0.0008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fo:color="#a6a6a6" fo:font-size="12pt" fo:letter-spacing="0.0008in" fo:language="fr" fo:country="FR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fo:color="#a6a6a6" fo:font-size="12pt" fo:letter-spacing="0.0008in" fo:language="fr" fo:country="FR" fo:font-weight="bold" officeooo:rsid="000f57a9" style:font-size-asian="12pt" style:font-weight-asian="bold" style:font-name-complex="Calibri1" style:font-size-complex="12pt" style:font-weight-complex="bold"/>
    </style:style>
    <style:style style:name="T7" style:family="text">
      <style:text-properties fo:color="#a6a6a6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8" style:family="text">
      <style:text-properties fo:color="#a6a6a6" fo:font-size="12pt" fo:language="fr" fo:country="FR" fo:font-weight="bold" style:font-size-asian="12pt" style:font-weight-asian="bold" style:font-name-complex="Calibri1" style:font-size-complex="12pt" style:font-weight-complex="bold"/>
    </style:style>
    <style:style style:name="T9" style:family="text">
      <style:text-properties fo:color="#a6a6a6" fo:font-size="12pt" fo:letter-spacing="-0.0008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0" style:family="text">
      <style:text-properties fo:color="#a6a6a6" fo:font-size="12pt" fo:letter-spacing="-0.0016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2" style:family="text">
      <style:text-properties fo:font-size="12pt" fo:letter-spacing="-0.0008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3" style:family="text">
      <style:text-properties fo:font-size="12pt" fo:letter-spacing="-0.0008in" style:text-underline-style="solid" style:text-underline-width="auto" style:text-underline-color="font-color" fo:font-weight="bold" officeooo:rsid="000bd4d4" style:font-size-asian="12pt" style:font-weight-asian="bold" style:font-name-complex="Calibri1" style:font-size-complex="12pt" style:font-weight-complex="bold"/>
    </style:style>
    <style:style style:name="T14" style:family="text">
      <style:text-properties fo:font-size="12pt" fo:letter-spacing="-0.0016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5" style:family="text">
      <style:text-properties fo:font-weight="bold" style:font-weight-asian="bold" style:font-name-complex="Calibri1" style:font-weight-complex="bold"/>
    </style:style>
    <style:style style:name="T16" style:family="text">
      <style:text-properties fo:font-weight="bold" officeooo:rsid="001019ff" style:font-weight-asian="bold" style:font-name-complex="Calibri1" style:font-weight-complex="bold"/>
    </style:style>
    <style:style style:name="T17" style:family="text">
      <style:text-properties fo:font-weight="bold" officeooo:rsid="001019ff" style:font-weight-asian="bold" style:font-weight-complex="bold"/>
    </style:style>
    <style:style style:name="T18" style:family="text">
      <style:text-properties fo:letter-spacing="0.0008in" style:font-name-complex="Calibri1"/>
    </style:style>
    <style:style style:name="T19" style:family="text">
      <style:text-properties fo:letter-spacing="0.0008in" fo:font-weight="bold" style:font-weight-asian="bold" style:font-name-complex="Calibri1" style:font-weight-complex="bold"/>
    </style:style>
    <style:style style:name="T20" style:family="text">
      <style:text-properties fo:letter-spacing="0.0008in" fo:font-weight="bold" officeooo:rsid="000f57a9" style:font-weight-asian="bold" style:font-name-complex="Calibri1" style:font-weight-complex="bold"/>
    </style:style>
    <style:style style:name="T21" style:family="text">
      <style:text-properties fo:letter-spacing="0.0008in" fo:font-weight="bold" officeooo:rsid="001019ff" style:font-weight-asian="bold" style:font-name-complex="Calibri1" style:font-weight-complex="bold"/>
    </style:style>
    <style:style style:name="T22" style:family="text">
      <style:text-properties fo:letter-spacing="0.0008in" fo:font-weight="bold" officeooo:rsid="001b7061" style:font-weight-asian="bold" style:font-name-complex="Calibri1" style:font-weight-complex="bold"/>
    </style:style>
    <style:style style:name="T23" style:family="text">
      <style:text-properties fo:letter-spacing="0.0008in" fo:font-weight="bold" officeooo:rsid="002415b4" style:font-weight-asian="bold" style:font-name-complex="Calibri1" style:font-weight-complex="bold"/>
    </style:style>
    <style:style style:name="T24" style:family="text">
      <style:text-properties fo:letter-spacing="0.0008in" fo:font-weight="bold" officeooo:rsid="00246a56" style:font-weight-asian="bold" style:font-name-complex="Calibri1" style:font-weight-complex="bold"/>
    </style:style>
    <style:style style:name="T25" style:family="text">
      <style:text-properties fo:letter-spacing="0.0008in" fo:font-weight="bold" officeooo:rsid="0026d8e7" style:font-weight-asian="bold" style:font-name-complex="Calibri1" style:font-weight-complex="bold"/>
    </style:style>
    <style:style style:name="T26" style:family="text">
      <style:text-properties fo:letter-spacing="0.0008in" fo:font-weight="normal" style:font-weight-asian="normal" style:font-name-complex="Calibri1" style:font-weight-complex="normal"/>
    </style:style>
    <style:style style:name="T27" style:family="text">
      <style:text-properties fo:letter-spacing="0.0008in" fo:font-weight="normal" officeooo:rsid="000f57a9" style:font-weight-asian="normal" style:font-name-complex="Calibri1" style:font-weight-complex="normal"/>
    </style:style>
    <style:style style:name="T28" style:family="text">
      <style:text-properties fo:letter-spacing="0.0008in" fo:font-weight="normal" officeooo:rsid="001019ff" style:font-weight-asian="normal" style:font-name-complex="Calibri1" style:font-weight-complex="normal"/>
    </style:style>
    <style:style style:name="T29" style:family="text">
      <style:text-properties fo:letter-spacing="0.0008in" fo:font-weight="normal" officeooo:rsid="0020f7f3" style:font-weight-asian="normal" style:font-name-complex="Calibri1" style:font-weight-complex="normal"/>
    </style:style>
    <style:style style:name="T30" style:family="text">
      <style:text-properties fo:letter-spacing="0.0008in" fo:font-weight="normal" officeooo:rsid="002415b4" style:font-weight-asian="normal" style:font-name-complex="Calibri1" style:font-weight-complex="normal"/>
    </style:style>
    <style:style style:name="T31" style:family="text">
      <style:text-properties fo:letter-spacing="0.0008in" fo:font-weight="normal" officeooo:rsid="00246a56" style:font-weight-asian="normal" style:font-name-complex="Calibri1" style:font-weight-complex="normal"/>
    </style:style>
    <style:style style:name="T32" style:family="text">
      <style:text-properties style:font-name-complex="Calibri1" style:font-weight-complex="bold"/>
    </style:style>
    <style:style style:name="T33" style:family="text">
      <style:text-properties officeooo:rsid="001019ff" style:font-name-complex="Calibri1" style:font-weight-complex="bold"/>
    </style:style>
    <style:style style:name="T34" style:family="text">
      <style:text-properties fo:color="#000000" fo:font-size="12pt" style:text-underline-style="none" style:font-size-asian="12pt" style:font-size-complex="12pt"/>
    </style:style>
    <style:style style:name="T35" style:family="text">
      <style:text-properties fo:color="#000000" fo:font-size="12pt" style:text-underline-style="none" officeooo:rsid="00193f74" style:font-size-asian="12pt" style:font-size-complex="12pt"/>
    </style:style>
    <style:style style:name="T36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37" style:family="text">
      <style:text-properties fo:color="#000000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T38" style:family="text">
      <style:text-properties fo:color="#000000" fo:font-size="12pt" style:text-underline-style="none" fo:font-weight="normal" style:font-size-asian="12pt" style:font-weight-asian="normal" style:font-name-complex="Calibri1" style:font-size-complex="12pt" style:font-weight-complex="normal"/>
    </style:style>
    <style:style style:name="T39" style:family="text">
      <style:text-properties fo:color="#000000" fo:font-size="12pt" style:text-underline-style="none" fo:font-weight="normal" officeooo:rsid="00193f74" style:font-size-asian="12pt" style:font-weight-asian="normal" style:font-name-complex="Calibri1" style:font-size-complex="12pt" style:font-weight-complex="normal"/>
    </style:style>
    <style:style style:name="T40" style:family="text">
      <style:text-properties fo:color="#000000" fo:font-size="12pt" fo:letter-spacing="-0.0008in" style:text-underline-style="none" fo:font-weight="bold" style:font-size-asian="12pt" style:font-weight-asian="bold" style:font-size-complex="12pt" style:font-weight-complex="bold"/>
    </style:style>
    <style:style style:name="T41" style:family="text">
      <style:text-properties fo:color="#000000" fo:font-size="12pt" fo:letter-spacing="-0.0016in" style:text-underline-style="none" fo:font-weight="bold" style:font-size-asian="12pt" style:font-weight-asian="bold" style:font-size-complex="12pt" style:font-weight-complex="bold"/>
    </style:style>
    <style:style style:name="T42" style:family="text">
      <style:text-properties fo:font-weight="normal" officeooo:rsid="0013c540" style:font-weight-asian="normal" style:font-name-complex="Calibri1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193f74" style:font-weight-asian="normal" style:font-weight-complex="normal"/>
    </style:style>
    <style:style style:name="T45" style:family="text">
      <style:text-properties officeooo:rsid="000b46fb"/>
    </style:style>
    <style:style style:name="T46" style:family="text">
      <style:text-properties officeooo:rsid="000f57a9"/>
    </style:style>
    <style:style style:name="T47" style:family="text">
      <style:text-properties officeooo:rsid="001019ff"/>
    </style:style>
    <style:style style:name="T48" style:family="text">
      <style:text-properties officeooo:rsid="00131bde"/>
    </style:style>
    <style:style style:name="T49" style:family="text">
      <style:text-properties officeooo:rsid="0013c540"/>
    </style:style>
    <style:style style:name="T50" style:family="text">
      <style:text-properties officeooo:rsid="00193f74"/>
    </style:style>
    <style:style style:name="T51" style:family="text">
      <style:text-properties officeooo:rsid="0020f7f3"/>
    </style:style>
    <style:style style:name="T52" style:family="text">
      <style:text-properties officeooo:rsid="00246a56"/>
    </style:style>
    <style:style style:name="T53" style:family="text">
      <style:text-properties officeooo:rsid="002548a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"><text:span text:style-name="T1"><text:s text:c="14"/>VRI</text:span><text:span text:style-name="T2">T</text:span><text:span text:style-name="T1">ANT</text:span><text:span text:style-name="T2"> </text:span><text:span text:style-name="T1">NARESH JAIN</text:span></text:p>
        <text:p text:style-name="P16"><text:span text:style-name="T5">Tel.:</text:span><text:span text:style-name="T6">8978618514</text:span><text:span text:style-name="T3"><text:tab/><text:tab/> <text:s text:c="54"/></text:span><text:span text:style-name="T5">Email:</text:span><text:span text:style-name="T8"> </text:span><text:a xlink:type="simple" xlink:href="mailto:adarshvritant@gmail.com" text:style-name="Internet_20_link" text:visited-style-name="Visited_20_Internet_20_Link"><text:span text:style-name="T7">a</text:span></text:a><text:a xlink:type="simple" xlink:href="mailto:adarshvritant@gmail.com" text:style-name="Internet_20_link" text:visited-style-name="Visited_20_Internet_20_Link"><text:span text:style-name="T4">d</text:span></text:a><text:a xlink:type="simple" xlink:href="mailto:adarshvritant@gmail.com" text:style-name="Internet_20_link" text:visited-style-name="Visited_20_Internet_20_Link"><text:span text:style-name="T7">ar</text:span></text:a><text:a xlink:type="simple" xlink:href="mailto:adarshvritant@gmail.com" text:style-name="Internet_20_link" text:visited-style-name="Visited_20_Internet_20_Link"><text:span text:style-name="T9">sh</text:span></text:a><text:a xlink:type="simple" xlink:href="mailto:adarshvritant@gmail.com" text:style-name="Internet_20_link" text:visited-style-name="Visited_20_Internet_20_Link"><text:span text:style-name="T4">v</text:span></text:a><text:a xlink:type="simple" xlink:href="mailto:adarshvritant@gmail.com" text:style-name="Internet_20_link" text:visited-style-name="Visited_20_Internet_20_Link"><text:span text:style-name="T7">r</text:span></text:a><text:a xlink:type="simple" xlink:href="mailto:adarshvritant@gmail.com" text:style-name="Internet_20_link" text:visited-style-name="Visited_20_Internet_20_Link"><text:span text:style-name="T9">it</text:span></text:a><text:a xlink:type="simple" xlink:href="mailto:adarshvritant@gmail.com" text:style-name="Internet_20_link" text:visited-style-name="Visited_20_Internet_20_Link"><text:span text:style-name="T7">a</text:span></text:a><text:a xlink:type="simple" xlink:href="mailto:adarshvritant@gmail.com" text:style-name="Internet_20_link" text:visited-style-name="Visited_20_Internet_20_Link"><text:span text:style-name="T4">n</text:span></text:a><text:a xlink:type="simple" xlink:href="mailto:adarshvritant@gmail.com" text:style-name="Internet_20_link" text:visited-style-name="Visited_20_Internet_20_Link"><text:span text:style-name="T10">t</text:span></text:a><text:a xlink:type="simple" xlink:href="mailto:adarshvritant@gmail.com" text:style-name="Internet_20_link" text:visited-style-name="Visited_20_Internet_20_Link"><text:span text:style-name="T9">@</text:span></text:a><text:a xlink:type="simple" xlink:href="mailto:adarshvritant@gmail.com" text:style-name="Internet_20_link" text:visited-style-name="Visited_20_Internet_20_Link"><text:span text:style-name="T4">g</text:span></text:a><text:a xlink:type="simple" xlink:href="mailto:adarshvritant@gmail.com" text:style-name="Internet_20_link" text:visited-style-name="Visited_20_Internet_20_Link"><text:span text:style-name="T10">m</text:span></text:a><text:a xlink:type="simple" xlink:href="mailto:adarshvritant@gmail.com" text:style-name="Internet_20_link" text:visited-style-name="Visited_20_Internet_20_Link"><text:span text:style-name="T7">a</text:span></text:a><text:a xlink:type="simple" xlink:href="mailto:adarshvritant@gmail.com" text:style-name="Internet_20_link" text:visited-style-name="Visited_20_Internet_20_Link"><text:span text:style-name="T4">i</text:span></text:a><text:span text:style-name="T9">l</text:span><text:a xlink:type="simple" xlink:href="mailto:adarshvritant@gmail.com" text:style-name="Internet_20_link" text:visited-style-name="Visited_20_Internet_20_Link"><text:span text:style-name="T7">.c</text:span></text:a><text:a xlink:type="simple" xlink:href="mailto:adarshvritant@gmail.com" text:style-name="Internet_20_link" text:visited-style-name="Visited_20_Internet_20_Link"><text:span text:style-name="T4">o</text:span></text:a><text:a xlink:type="simple" xlink:href="mailto:adarshvritant@gmail.com" text:style-name="Internet_20_link" text:visited-style-name="Visited_20_Internet_20_Link"><text:span text:style-name="T7">m</text:span></text:a></text:p>
        <text:p text:style-name="P2"/>
        <text:p text:style-name="P7">SUMMARY</text:p>
        <text:list xml:id="list2390209434" text:style-name="L1">
          <text:list-item>
            <text:p text:style-name="P17">Pursuing Executive MBA from <text:span text:style-name="T47">ISB,</text:span> Hyderabad</text:p>
          </text:list-item>
          <text:list-item>
            <text:p text:style-name="P18"><text:span text:style-name="T46">6.5</text:span> years of experience as a Software Engineer at Red Hat <text:span text:style-name="T47">India and USA</text:span></text:p>
          </text:list-item>
          <text:list-item>
            <text:p text:style-name="P19">Master of Science in Computer Science <text:span text:style-name="T47">from UT Arlington</text:span> with 2 years as a Research Assistant</text:p>
          </text:list-item>
          <text:list-item>
            <text:p text:style-name="P19"><text:span text:style-name="T47">1</text:span> year of <text:span text:style-name="T46">part time</text:span> experience in development and maintenance of web applications <text:span text:style-name="T49">at UTA</text:span></text:p>
          </text:list-item>
        </text:list>
        <text:p text:style-name="P20"/>
        <text:p text:style-name="P32"><text:span text:style-name="T23">Lead of Council for Academic Affairs</text:span><text:span text:style-name="T19">, </text:span><text:span text:style-name="T23">PGPPro Co’19</text:span><text:span text:style-name="T20">, </text:span><text:span text:style-name="T24">ISB </text:span><text:span text:style-name="T23">Hyderabad</text:span><text:span text:style-name="T19"> </text:span><text:span text:style-name="T26">(</text:span><text:span text:style-name="T31">Feb’ 18 - </text:span><text:span text:style-name="T30">Present</text:span><text:span text:style-name="T26">)</text:span></text:p>
        <text:list xml:id="list876999568" text:style-name="L2">
          <text:list-item>
            <text:p text:style-name="P26">A<text:span text:style-name="T53">s a</text:span>n <text:span text:style-name="T53">elected representative, I lead a team of peers to </text:span>interface between the cohort and the program <text:span text:style-name="T53">office for academic policies, peer learning and immersion activities.</text:span></text:p>
          </text:list-item>
        </text:list>
        <text:p text:style-name="P30"><text:span text:style-name="T20"/></text:p>
        <text:p text:style-name="P31">EMPLOYMENT <text:span text:style-name="T51">EXPERIENCE AT RED HAT</text:span></text:p>
        <text:p text:style-name="P10"><text:span text:style-name="T20">Senior </text:span><text:span text:style-name="T19">Software Applications Engineer, at Red Hat </text:span><text:span text:style-name="T20">Engineering, India</text:span><text:span text:style-name="T19"> </text:span><text:span text:style-name="T26">(</text:span><text:span text:style-name="T27">Sep’</text:span><text:span text:style-name="T26">1</text:span><text:span text:style-name="T27">6</text:span><text:span text:style-name="T26">-</text:span><text:span text:style-name="T29">Aug’18</text:span><text:span text:style-name="T26">)</text:span></text:p>
        <text:p text:style-name="P10"><text:span text:style-name="T20">Senior </text:span><text:span text:style-name="T19">Software Applications Engineer, at Red Hat </text:span><text:span text:style-name="T20">Engineering, </text:span><text:span text:style-name="T22">NC, USA</text:span><text:span text:style-name="T19"> </text:span><text:span text:style-name="T26">(</text:span><text:span text:style-name="T27">Aug’</text:span><text:span text:style-name="T26">1</text:span><text:span text:style-name="T27">5</text:span><text:span text:style-name="T26">-</text:span><text:span text:style-name="T27">Aug’16</text:span><text:span text:style-name="T26">)</text:span></text:p>
        <text:p text:style-name="P13"><text:span text:style-name="T18">Domain: </text:span><text:span text:style-name="T26">Development and maintenance of Subscription management applications</text:span></text:p>
        <text:list xml:id="list170454358375740" text:continue-numbering="true" text:style-name="L2">
          <text:list-item>
            <text:p text:style-name="P21"><text:span text:style-name="T52">Product engineer on ‘Red Hat Satellite’ ( Java, Ruby, Python )</text:span></text:p>
          </text:list-item>
          <text:list-item>
            <text:p text:style-name="P21">Inception, <text:span text:style-name="T48">execution</text:span> <text:span text:style-name="T48">and launch of Ansible based performance test suite</text:span></text:p>
          </text:list-item>
          <text:list-item>
            <text:p text:style-name="P22">Sole engineering support for customers during APAC hours</text:p>
          </text:list-item>
        </text:list>
        <text:p text:style-name="P14"/>
        <text:p text:style-name="P3"><text:span text:style-name="T19">Software Applications Engineer</text:span><text:span text:style-name="T20">, </text:span><text:span text:style-name="T25">at Red Hat IT, </text:span><text:span text:style-name="T22">NC, USA</text:span><text:span text:style-name="T20"> </text:span><text:span text:style-name="T26">(April’12-</text:span><text:span text:style-name="T27">Aug’15</text:span><text:span text:style-name="T26">)</text:span></text:p>
        <text:p text:style-name="P3"><text:span text:style-name="T21">Domain</text:span><text:span text:style-name="T19">:</text:span><text:span text:style-name="T26"> Enterprise Service Bus developer and primary contact</text:span></text:p>
        <text:list xml:id="list170456322871533" text:continue-numbering="true" text:style-name="L2">
          <text:list-item>
            <text:p text:style-name="P23">Led the team in requirements gathering, design and delivery of business critical integration solutions in Red Hat IT's largest annual projects ‘<text:span text:style-name="T47">C360’ and ‘SKU redesign’</text:span></text:p>
          </text:list-item>
          <text:list-item>
            <text:p text:style-name="P23">Co-ordinated and executed <text:span text:style-name="T45">more than </text:span>20 production <text:span text:style-name="T45">releases</text:span></text:p>
          </text:list-item>
          <text:list-item>
            <text:p text:style-name="P23">Designated as primary ESB developer <text:span text:style-name="T47">and Production control corporal</text:span></text:p>
          </text:list-item>
        </text:list>
        <text:p text:style-name="P11"><text:span text:style-name="T17">Domain:</text:span><text:span text:style-name="T47"> </text:span>SOA Services developer ( RESTful &amp; SOAP Java web services )</text:p>
        <text:list xml:id="list3327746330" text:style-name="L3">
          <text:list-item>
            <text:p text:style-name="P27">Enhancement and maintenance of more than 40 web services using REST <text:span text:style-name="T53">and </text:span>SOAP</text:p>
          </text:list-item>
        </text:list>
        <text:p text:style-name="P12">Hobby Project: Open Shift quick start – Worked on building a Croogo quick start for Open Shift, a web blogging application built over Cake PHP</text:p>
        <text:p text:style-name="P9"/>
        <text:p text:style-name="P8">QUALIFICATIONS</text:p>
        <text:list xml:id="list170455985833353" text:continue-list="list170456322871533" text:style-name="L2">
          <text:list-item>
            <text:p text:style-name="P25"><text:span text:style-name="T34">Currently pursuing </text:span><text:span text:style-name="T36">Executive MBA </text:span><text:span text:style-name="T34">from </text:span><text:span text:style-name="T36">Indian School of Business, Hyderabad</text:span><text:span text:style-name="T34"> </text:span><text:span text:style-name="T35">( July’19 )</text:span></text:p>
          </text:list-item>
          <text:list-item>
            <text:p text:style-name="P24"><text:span text:style-name="T36">Master </text:span><text:span text:style-name="T40">o</text:span><text:span text:style-name="T36">f Science in C</text:span><text:span text:style-name="T41">o</text:span><text:span text:style-name="T36">mputer Sc</text:span><text:span text:style-name="T40">ie</text:span><text:span text:style-name="T36">nce </text:span><text:span text:style-name="T34">from </text:span><text:span text:style-name="T36">University </text:span><text:span text:style-name="T40">o</text:span><text:span text:style-name="T36">f</text:span><text:span text:style-name="T40"> </text:span><text:span text:style-name="T36">Texas at</text:span><text:span text:style-name="T40"> </text:span><text:span text:style-name="T36">Arlington</text:span><text:span text:style-name="T34"> ( Dec 2011 )</text:span></text:p>
            <text:list>
              <text:list-item>
                <text:p text:style-name="P28">Graduated with a 4.0 / 4.0 CGPA</text:p>
              </text:list-item>
            </text:list>
          </text:list-item>
          <text:list-item>
            <text:p text:style-name="P29"><text:span text:style-name="T44">Certifications: </text:span><text:s/>RHCSA, <text:span text:style-name="T44">( </text:span><text:span text:style-name="T43">Nov 2013 ) </text:span><text:span text:style-name="T44">&amp; </text:span><text:s/>OCAJP <text:span text:style-name="T50">Java SE7</text:span>, <text:span text:style-name="T44">(</text:span><text:span text:style-name="T50"> </text:span><text:span text:style-name="T43">Jun 2014 )</text:span></text:p>
          </text:list-item>
          <text:list-item>
            <text:p text:style-name="P34"><text:span text:style-name="T37">Bachelor of Technology in Computer Science &amp; Engineering, </text:span><text:span text:style-name="T39">JNTU</text:span><text:span text:style-name="T38"> ( June 2009 )</text:span></text:p>
            <text:list>
              <text:list-item>
                <text:p text:style-name="P35">Graduated with a score of 75%</text:p>
              </text:list-item>
            </text:list>
          </text:list-item>
        </text:list>
        <text:p text:style-name="P15"/>
        <text:p text:style-name="P4"><text:span text:style-name="T12">P</text:span><text:span text:style-name="T13">AST</text:span><text:span text:style-name="T11"> EX</text:span><text:span text:style-name="T12">P</text:span><text:span text:style-name="T11">ER</text:span><text:span text:style-name="T14">I</text:span><text:span text:style-name="T11">ENCE</text:span></text:p>
        <text:p text:style-name="P5"><text:span text:style-name="T16">Graduate Research Assistant</text:span><text:span text:style-name="T15">, </text:span><text:span text:style-name="T16">University of Texas at Arlington</text:span><text:span text:style-name="T19"><text:tab/></text:span><text:span text:style-name="T26">(</text:span><text:span text:style-name="T28">Jan’</text:span><text:span text:style-name="T32">1</text:span><text:span text:style-name="T33">1</text:span><text:span text:style-name="T32">-</text:span><text:span text:style-name="T33">Jan’</text:span><text:span text:style-name="T32">1</text:span><text:span text:style-name="T33">2</text:span><text:span text:style-name="T32">)</text:span></text:p>
        <text:p text:style-name="P6"><text:span text:style-name="T15">Project: </text:span><text:span text:style-name="T42">Detection of and protection from Sybil attacks on micropublishing networks</text:span></text:p>
        <text:p text:style-name="P6"><text:span text:style-name="T15">Project: </text:span><text:span text:style-name="T42">Modeling physical intruders in a region monitored by wireless sensor networks</text:span></text:p>
        <text:p text:style-name="P5"><text:span text:style-name="T16">Web programmer &amp; Reporting Analyst</text:span><text:span text:style-name="T15">, </text:span><text:span text:style-name="T16">Office of Graduate studies, UTA</text:span><text:span text:style-name="T21"> </text:span><text:span text:style-name="T26">(</text:span><text:span text:style-name="T28">Mar’</text:span><text:span text:style-name="T32">12-</text:span><text:span text:style-name="T33">Dec’</text:span><text:span text:style-name="T32">1</text:span><text:span text:style-name="T33">0</text:span><text:span text:style-name="T32">)</text:span></text:p>
        <text:p text:style-name="P6"><text:span text:style-name="T15">Project: </text:span><text:span text:style-name="T42">Maintaining PHP &amp; JavaScript code for the Graduate office website</text:span></text:p>
        <text:p text:style-name="P6"><text:span text:style-name="T15">Project: </text:span><text:span text:style-name="T42">Preparing reports for Graduate school Deans &amp; staff by querying on the university databas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il" style:family="text" style:parent-style-name="Default_20_Paragraph_20_Fon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scale="131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6528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5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528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528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5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528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528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5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528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028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0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028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028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0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028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028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0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028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RITANT N JAIN</dc:title>
    <meta:initial-creator>ADMIN</meta:initial-creator>
    <dc:description>Document was created by {applicationname}, version: {version}</dc:description>
    <meta:editing-cycles>40</meta:editing-cycles>
    <meta:print-date>2013-01-23T11:47:01</meta:print-date>
    <meta:creation-date>2012-03-19T03:16:00</meta:creation-date>
    <dc:date>2018-09-19T17:04:48.869547177</dc:date>
    <meta:editing-duration>PT12H36M39S</meta:editing-duration>
    <meta:generator>LibreOffice/6.0.3.2$Linux_X86_64 LibreOffice_project/00$Build-2</meta:generator>
    <meta:printed-by>Vritant Jain</meta:printed-by>
    <meta:document-statistic meta:table-count="0" meta:image-count="0" meta:object-count="0" meta:page-count="1" meta:paragraph-count="38" meta:word-count="430" meta:character-count="2793" meta:non-whitespace-character-count="2346"/>
    <meta:user-defined meta:name="AppVersion">12.0000</meta:user-defined>
    <meta:user-defined meta:name="Company">Dell 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